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69d40" officeooo:paragraph-rsid="00169d40"/>
    </style:style>
    <style:style style:name="P2" style:family="paragraph" style:parent-style-name="Text_20_body">
      <style:text-properties officeooo:paragraph-rsid="00169d40"/>
    </style:style>
    <style:style style:name="P3" style:family="paragraph" style:parent-style-name="Text_20_body">
      <style:text-properties fo:font-size="14pt" fo:font-weight="bold" officeooo:rsid="00169d40" officeooo:paragraph-rsid="00169d40"/>
    </style:style>
    <style:style style:name="P4" style:family="paragraph" style:parent-style-name="Heading_20_1">
      <style:text-properties fo:font-size="36pt"/>
    </style:style>
    <style:style style:name="T1" style:family="text">
      <style:text-properties officeooo:rsid="00169d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ivision of two 8-bit numbers </text:h>
      <text:p text:style-name="Standard"/>
      <text:p text:style-name="Standard"/>
      <text:h text:style-name="Heading_20_2" text:outline-level="2">Algorithm</text:h>
      <text:p text:style-name="Text_20_body">1. Start the program by loading HL register pair with address of memory location. <text:line-break/>2. Move the data to a B register. <text:line-break/>3. Get the second data and load into Accumulator. <text:line-break/>4. Compare the two numbers to check for carry. <text:line-break/>5. Subtract the two numbers. <text:line-break/>6. Increment the value of carry . <text:line-break/>7. Check whether repeated subtraction is over and store the value of product and carry in memory location.<text:line-break/>8. Terminate the program.</text:p>
      <text:p text:style-name="Text_20_body"/>
      <text:p text:style-name="Text_20_body"/>
      <text:h text:style-name="Heading_20_2" text:outline-level="2">Program </text:h>
      <text:p text:style-name="P2"><text:span text:style-name="T1"><text:s text:c="6"/></text:span></text:p>
      <text:p text:style-name="P1"><text:s text:c="10"/>LXI H, 5000 </text:p>
      <text:p text:style-name="P1"><text:s text:c="10"/>MOV B, M <text:s text:c="7"/>;Get the dividend in B - reg. </text:p>
      <text:p text:style-name="P1"><text:s text:c="10"/>MVI C, 00 <text:s text:c="6"/>;Clear C - reg for quotient </text:p>
      <text:p text:style-name="P1"><text:s text:c="10"/>INX H <text:s text:c="10"/>;Increment HL pair of registers</text:p>
      <text:p text:style-name="P1"><text:s text:c="10"/>MOV A, M <text:s text:c="7"/>;Get the divisor in A - reg</text:p>
      <text:p text:style-name="P1"><text:s text:c="2"/>NEXT: CMP B <text:s text:c="10"/>;Compare A - reg with register B.</text:p>
      <text:p text:style-name="P1"><text:s text:c="10"/>JC LOOP <text:s text:c="8"/>;Jump on carry to LOOP </text:p>
      <text:p text:style-name="P1"><text:s text:c="10"/>SUB B <text:s text:c="10"/>;Subtract A - reg from B - reg. </text:p>
      <text:p text:style-name="P1"><text:s text:c="10"/>INR C <text:s text:c="10"/>;Increment content of register C. </text:p>
      <text:p text:style-name="P1"><text:s text:c="10"/>JMP NEXT <text:s text:c="7"/>;Jump to NEXT </text:p>
      <text:p text:style-name="P1"><text:s text:c="3"/>LOOP: STA 5002 <text:s text:c="6"/>;Store the remainder in Memory </text:p>
      <text:p text:style-name="P1"><text:s text:c="10"/>MOV A, C <text:s text:c="7"/>;Move Content of C - Reg to A - Reg</text:p>
      <text:p text:style-name="P1"><text:s text:c="10"/>STA 5003 <text:s text:c="7"/>;Store the quotient in memory </text:p>
      <text:p text:style-name="P1"><text:s text:c="10"/>HLT <text:s text:c="12"/>;Terminate the program.</text:p>
      <text:p text:style-name="P3"><text:soft-page-break/>Result:</text:p>
      <text:p text:style-name="P1">Input: </text:p>
      <text:p text:style-name="P1">Data 1: FFH in memory location 5000 </text:p>
      <text:p text:style-name="P1">Data 2: FFH in memory location 5001</text:p>
      <text:p text:style-name="P1"/>
      <text:p text:style-name="P1">Output: </text:p>
      <text:p text:style-name="P1">Data 1: 01H in memory location 5002 as Remainder</text:p>
      <text:p text:style-name="P1">Data 2: FEH in memory location 5003 as Quot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21:48:40.023370345</meta:creation-date>
    <dc:date>2016-07-18T21:50:22.555963153</dc:date>
    <meta:editing-duration>PT1M44S</meta:editing-duration>
    <meta:editing-cycles>1</meta:editing-cycles>
    <meta:document-statistic meta:table-count="0" meta:image-count="0" meta:object-count="0" meta:page-count="2" meta:paragraph-count="26" meta:word-count="226" meta:character-count="1382" meta:non-whitespace-character-count="923"/>
    <meta:generator>LibreOffice/5.1.3.2$Linux_X86_64 LibreOffice_project/10m0$Build-2</meta:generator>
  </office:meta>
</office:document-meta>
</file>